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110184965" calcext:value-type="float">
            <text:p>99,61</text:p>
          </table:table-cell>
          <table:table-cell table:style-name="ce3" table:formula="of:=100 - SUM([.A2:.B2])" office:value-type="float" office:value="0.388981503500005" calcext:value-type="float">
            <text:p>0,39</text:p>
          </table:table-cell>
          <table:table-cell/>
          <table:table-cell table:style-name="ce4" table:formula="of:=[.E18]+[.H18]"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84791088104" calcext:value-type="float">
            <text:p>0,0184791088</text:p>
          </table:table-cell>
          <table:table-cell office:value-type="float" office:value="26.7955231667" calcext:value-type="float">
            <text:p>26,795523166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3:.B3])" office:value-type="float" office:value="0.309597523199997" calcext:value-type="float">
            <text:p>0,31</text:p>
          </table:table-cell>
          <table:table-cell/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202050209045" calcext:value-type="float">
            <text:p>0,0202050209</text:p>
          </table:table-cell>
          <table:table-cell office:value-type="float" office:value="26.2741770744" calcext:value-type="float">
            <text:p>26,274177074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253552433" calcext:value-type="float">
            <text:p>99,83</text:p>
          </table:table-cell>
          <table:table-cell table:style-name="ce3" table:formula="of:=100 - SUM([.A4:.B4])" office:value-type="float" office:value="0.174644756700005" calcext:value-type="float">
            <text:p>0,17</text:p>
          </table:table-cell>
          <table:table-cell/>
          <table:table-cell table:style-name="ce4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203371047974" calcext:value-type="float">
            <text:p>0,0203371048</text:p>
          </table:table-cell>
          <table:table-cell office:value-type="float" office:value="26.2673671246" calcext:value-type="float">
            <text:p>26,267367124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20092010498" calcext:value-type="float">
            <text:p>0,0200920105</text:p>
          </table:table-cell>
          <table:table-cell office:value-type="float" office:value="26.3315849304" calcext:value-type="float">
            <text:p>26,33158493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8094784472" calcext:value-type="float">
            <text:p>99,81</text:p>
          </table:table-cell>
          <table:table-cell table:style-name="ce3" table:formula="of:=100 - SUM([.A6:.B6])" office:value-type="float" office:value="0.190521552799993" calcext:value-type="float">
            <text:p>0,19</text:p>
          </table:table-cell>
          <table:table-cell/>
          <table:table-cell table:style-name="ce4" table:formula="of:=[.E22]+[.H22]"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20311832428" calcext:value-type="float">
            <text:p>0,0203118324</text:p>
          </table:table-cell>
          <table:table-cell office:value-type="float" office:value="26.2599899769" calcext:value-type="float">
            <text:p>26,25998997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7:.B7])" office:value-type="float" office:value="0.293720727199997" calcext:value-type="float">
            <text:p>0,29</text:p>
          </table:table-cell>
          <table:table-cell/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99918746948" calcext:value-type="float">
            <text:p>0,0199918747</text:p>
          </table:table-cell>
          <table:table-cell office:value-type="float" office:value="26.3061010838" calcext:value-type="float">
            <text:p>26,30610108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/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203151702881" calcext:value-type="float">
            <text:p>0,0203151703</text:p>
          </table:table-cell>
          <table:table-cell office:value-type="float" office:value="26.281537056" calcext:value-type="float">
            <text:p>26,28153705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380536593" calcext:value-type="float">
            <text:p>99,74</text:p>
          </table:table-cell>
          <table:table-cell table:style-name="ce3" table:formula="of:=100 - SUM([.A9:.B9])" office:value-type="float" office:value="0.261946340700007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82440280914" calcext:value-type="float">
            <text:p>0,0182440281</text:p>
          </table:table-cell>
          <table:table-cell office:value-type="float" office:value="26.2369318008" calcext:value-type="float">
            <text:p>26,236931800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202119350433" calcext:value-type="float">
            <text:p>0,020211935</text:p>
          </table:table-cell>
          <table:table-cell office:value-type="float" office:value="26.2553429604" calcext:value-type="float">
            <text:p>26,255342960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03111605" calcext:value-type="float">
            <text:p>99,60</text:p>
          </table:table-cell>
          <table:table-cell table:style-name="ce3" table:formula="of:=100 - SUM([.A11:.B11])" office:value-type="float" office:value="0.396888395000005" calcext:value-type="float">
            <text:p>0,40</text:p>
          </table:table-cell>
          <table:table-cell/>
          <table:table-cell table:style-name="ce4" table:formula="of:=[.E27]+[.H27]"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0.0184640884399" calcext:value-type="float">
            <text:p>0,0184640884</text:p>
          </table:table-cell>
          <table:table-cell office:value-type="float" office:value="26.2073669434" calcext:value-type="float">
            <text:p>26,20736694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3643106" calcext:value-type="float">
            <text:p>99,6999364311</text:p>
          </table:table-cell>
          <table:table-cell table:formula="of:=AVERAGE([.C2:.C11])" office:value-type="float" office:value="0.30006356894" calcext:value-type="float">
            <text:p>0,30006356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66521739958" calcext:value-type="float">
            <text:p>0,0196652174</text:p>
          </table:table-cell>
          <table:table-cell table:formula="of:=SUM([.H2:.H11])/10" office:value-type="float" office:value="26.32159221174" calcext:value-type="float">
            <text:p>26,32159221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15:38.617981153</meta:creation-date>
    <dc:date>2018-01-18T16:17:22.960131417</dc:date>
    <meta:editing-duration>PT1M44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